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08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7.245cm">
          <text:p/>
        </draw:line>
        <draw:frame draw:style-name="gr3" draw:text-style-name="P5" draw:layer="layout" svg:width="5.08cm" svg:height="13.335cm" svg:x="0cm" svg:y="4.545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  <text:p text:style-name="P4"><text:span text:style-name="T2">ceiling</text:span></text:p>
          </draw:text-box>
        </draw:frame>
        <draw:line draw:style-name="gr2" draw:text-style-name="P3" draw:layer="layout" svg:x1="14.708cm" svg:y1="17.88cm" svg:x2="0.103cm" svg:y2="17.88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3.781cm" svg:height="1.673cm" svg:x="0.129cm" svg:y="2.836cm">
          <draw:text-box>
            <text:p text:style-name="P4"><text:span text:style-name="T2">new</text:span></text:p>
            <text:p text:style-name="P4"><text:span text:style-name="T2">cr</text:span></text:p>
            <text:p text:style-name="P4"><text:span text:style-name="T2">nl</text:span></text:p>
          </draw:text-box>
        </draw:frame>
        <draw:line draw:style-name="gr2" draw:text-style-name="P3" draw:layer="layout" svg:x1="0cm" svg:y1="4.545cm" svg:x2="14.605cm" svg:y2="4.545cm">
          <text:p/>
        </draw:line>
        <draw:frame draw:style-name="gr3" draw:text-style-name="P5" draw:layer="layout" svg:width="5.08cm" svg:height="13.335cm" svg:x="5.18cm" svg:y="4.545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loor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5" draw:layer="layout" svg:width="4.445cm" svg:height="12.75cm" svg:x="10.26cm" svg:y="4.545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round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18cm" svg:y1="17.88cm" svg:x2="5.176cm" svg:y2="4.572cm">
          <text:p/>
        </draw:line>
        <draw:line draw:style-name="gr2" draw:text-style-name="P3" draw:layer="layout" svg:x1="10.26cm" svg:y1="4.545cm" svg:x2="10.26cm" svg:y2="17.88cm">
          <text:p/>
        </draw:line>
        <draw:custom-shape draw:style-name="gr1" draw:text-style-name="P7" draw:layer="layout" svg:width="14.605cm" svg:height="0.635cm" svg:x="0.1cm" svg:y="2.005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2.64cm" svg:x2="14.705cm" svg:y2="17.245cm">
          <text:p/>
        </draw:line>
        <draw:frame draw:style-name="gr4" draw:text-style-name="P5" draw:layer="layout" svg:width="3.781cm" svg:height="1.199cm" svg:x="5.18cm" svg:y="2.798cm">
          <draw:text-box>
            <text:p text:style-name="P4"><text:span text:style-name="T2">null</text:span></text:p>
            <text:p text:style-name="P4"><text:span text:style-name="T2">ta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08cm" fo:page-height="18.2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9:06:00.81</dc:date>
    <dc:language>en-US</dc:language>
    <meta:editing-cycles>18</meta:editing-cycles>
    <meta:editing-duration>PT1H28M19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